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officeooo:rsid="000023a9" officeooo:paragraph-rsid="000023a9"/>
    </style:style>
    <style:style style:name="P2" style:family="paragraph" style:parent-style-name="Standard" style:list-style-name="L1">
      <style:text-properties officeooo:rsid="000023a9" officeooo:paragraph-rsid="000023a9"/>
    </style:style>
    <style:style style:name="P3" style:family="paragraph" style:parent-style-name="Standard" style:list-style-name="L1">
      <style:text-properties officeooo:rsid="0000c311" officeooo:paragraph-rsid="0000c31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undaria 2024 </text:p>
      <text:p text:style-name="P1"/>
      <text:p text:style-name="P1"><text:bookmark-start text:name="__DdeLink__239_975044136"/></text:p>
      <text:list text:style-name="L1">
        <text:list-item>
          <text:p text:style-name="P2">en que mes naciste?</text:p>
        </text:list-item>
        <text:list-item>
          <text:p text:style-name="P2">En que año naciste?</text:p>
        </text:list-item>
        <text:list-item>
          <text:p text:style-name="P2">Cual sexo figura en tu dni</text:p>
        </text:list-item>
        <text:list-item>
          <text:p text:style-name="P2">en que pais naciste</text:p>
        </text:list-item>
        <text:list-item>
          <text:p text:style-name="P2">en donde nacieron tu mama, papa o persona responsable</text:p>
          <text:list>
            <text:list-item>
              <text:p text:style-name="P2">mama</text:p>
            </text:list-item>
            <text:list-item>
              <text:p text:style-name="P2">papa</text:p>
            </text:list-item>
            <text:list-item>
              <text:p text:style-name="P2">persona responsable</text:p>
            </text:list-item>
          </text:list>
        </text:list-item>
        <text:list-item>
          <text:p text:style-name="P2">tu mama, papa o persona adulta responsable se reconoce de un pueblo indigenas</text:p>
        </text:list-item>
        <text:list-item>
          <text:p text:style-name="P2">tu mama, papa o persona adulta responsable se reconoce afrodescendiente o tiene antepasados negros o africanos </text:p>
        </text:list-item>
        <text:list-item>
          <text:p text:style-name="P2">cual fue el ultimo nivel educativo alcanzado por tu mama, papa o persona adulta responsable?</text:p>
          <text:list>
            <text:list-item>
              <text:p text:style-name="P2">Mama<text:tab/></text:p>
            </text:list-item>
            <text:list-item>
              <text:p text:style-name="P2">papa</text:p>
            </text:list-item>
            <text:list-item>
              <text:p text:style-name="P2">persona adulta</text:p>
            </text:list-item>
          </text:list>
        </text:list-item>
        <text:list-item>
          <text:p text:style-name="P2">en el ultimo nivel educativo alcanzado por tu mpp fue completado?</text:p>
          <text:list>
            <text:list-item>
              <text:p text:style-name="P2">Mama</text:p>
            </text:list-item>
            <text:list-item>
              <text:p text:style-name="P2">papa</text:p>
            </text:list-item>
            <text:list-item>
              <text:p text:style-name="P2">persona </text:p>
            </text:list-item>
          </text:list>
        </text:list-item>
        <text:list-item>
          <text:p text:style-name="P2">queremos conocer mas del lugar donde vivis, por lo general ¿donde dormis mas dias?</text:p>
        </text:list-item>
        <text:list-item>
          <text:p text:style-name="P2">En donde vivis, ¿cuantas habitaciones para dormir hay en total?</text:p>
        </text:list-item>
        <text:list-item>
          <text:p text:style-name="P2">Contandote a vos, con cuantas personas vivis?</text:p>
        </text:list-item>
        <text:list-item>
          <text:p text:style-name="P2">Con quien o quienes vivis?</text:p>
        </text:list-item>
        <text:list-item>
          <text:p text:style-name="P2">Tenes hijos</text:p>
        </text:list-item>
        <text:list-item>
          <text:p text:style-name="P2">en donde vivis ¿tenes un espacio tranquilo para estudiar?</text:p>
        </text:list-item>
        <text:list-item>
          <text:p text:style-name="P2">En donde vivis, ¿hay estos objetos o servicios?</text:p>
        </text:list-item>
        <text:list-item>
          <text:p text:style-name="P2">En donde vivis ¿cuantos baños hay?</text:p>
        </text:list-item>
        <text:list-item>
          <text:p text:style-name="P2">Quienes viven con vos ¿tienen auto?</text:p>
        </text:list-item>
        <text:list-item>
          <text:p text:style-name="P3">Aproximadamente ¿cuantos libros hay en el lugar donde vivis?</text:p>
        </text:list-item>
        <text:list-item>
          <text:p text:style-name="P3">En el ultimo mes, durante tu tiempo libre, ¿hiciste lo siguiente?</text:p>
        </text:list-item>
        <text:list-item>
          <text:p text:style-name="P3">La semana pasada ¿hiciste estas actividades? ¿Por cuanto tiempo?</text:p>
        </text:list-item>
        <text:list-item>
          <text:p text:style-name="P3">La semana pasada ¿hiciste estas actividades? ¿por cuanto tiempo?</text:p>
          <text:list>
            <text:list-item>
              <text:p text:style-name="P3">Trabajar por cuenta propia </text:p>
            </text:list-item>
            <text:list-item>
              <text:p text:style-name="P3">trabajar para un empleador </text:p>
            </text:list-item>
            <text:list-item>
              <text:p text:style-name="P3">trabajar en el emprendimiento familiar </text:p>
            </text:list-item>
          </text:list>
        </text:list-item>
        <text:list-item>
          <text:p text:style-name="P3">recibiste dinero por hacer las actividades del cuadro anterior?</text:p>
        </text:list-item>
        <text:list-item>
          <text:p text:style-name="P3">Fuiste al jardin de infantes ¿desde que sala?</text:p>
        </text:list-item>
        <text:list-item>
          <text:p text:style-name="P3">Repetiste de grado alguna vez ¿en que ciclo escolar?</text:p>
        </text:list-item>
        <text:list-item>
          <text:p text:style-name="P3"><text:soft-page-break/>Tenes materias previas?</text:p>
        </text:list-item>
        <text:list-item>
          <text:p text:style-name="P3">En lo que va del año ¿cuantas faltas tenes?</text:p>
        </text:list-item>
        <text:list-item>
          <text:p text:style-name="P3">¿cuales fueron las tres razones principales por las que acumulaste faltas?</text:p>
        </text:list-item>
        <text:list-item>
          <text:p text:style-name="P3">Habitualmente ¿cuales son los dos medios que mas usas para ir a la escuela?</text:p>
        </text:list-item>
        <text:list-item>
          <text:p text:style-name="P3">Aproximadamente ¿cuanto tiempo tardas en llegar a la escuela?</text:p>
        </text:list-item>
        <text:list-item>
          <text:p text:style-name="P3">La semana pasada, fuera del horario escolar, aproximadamente, ¿cuanto tiempo estudiaste o hiciste tarea para la escuela?</text:p>
        </text:list-item>
        <text:list-item>
          <text:p text:style-name="P3">Según tu opinion</text:p>
        </text:list-item>
        <text:list-item>
          <text:p text:style-name="P3">en tu escuela..</text:p>
        </text:list-item>
        <text:list-item>
          <text:p text:style-name="P3">en tu escuela hay organización estudiantil? Que forma de organización hay?</text:p>
        </text:list-item>
        <text:list-item>
          <text:p text:style-name="P3">Por lo general ¿cual es tu relacion con las diferentes personas de la escuela?</text:p>
        </text:list-item>
        <text:list-item>
          <text:p text:style-name="P3">Durante este año ¿viviste alguna de las siguientes situaciones con personas de tu escuela?</text:p>
        </text:list-item>
        <text:list-item>
          <text:p text:style-name="P3">Por cuales de los siguientes motivos te molestan o discriminan?</text:p>
        </text:list-item>
        <text:list-item>
          <text:p text:style-name="P3">Cuando en tu curso hay un problema de convivencia ¿cuales son las tres formas mas habituales que usan en tu escuela para resolverlo?</text:p>
        </text:list-item>
        <text:list-item>
          <text:p text:style-name="P3">Sentis que en tu escuela pasa lo siguiente?</text:p>
        </text:list-item>
        <text:list-item>
          <text:p text:style-name="P3">Usas las siguientes redes sociales?</text:p>
        </text:list-item>
        <text:list-item>
          <text:p text:style-name="P3">Cuando usas dispositivos (celular, computadora tablet) pasa lo siguiente?</text:p>
        </text:list-item>
        <text:list-item>
          <text:p text:style-name="P3">Los cambios en los estados de animo son habituales en la vida de las personas ¿en los ultimos tres meses, tuviste duante un tiempo o en forma continua los estados de animo mencionados en el siguiente cuadro?</text:p>
        </text:list-item>
        <text:list-item>
          <text:p text:style-name="P3">Al finalizar el secundario ¿que proyectos inmediatos tenes?</text:p>
        </text:list-item>
        <text:list-item>
          <text:p text:style-name="P3">Sentis que tu familia apoya tus proyectos a futuro y te ayuda en la toma de desiciones?<text:bookmark-end text:name="__DdeLink__239_975044136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s" fo:country="AR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s" fo:country="AR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3T17:02:02.818162548</meta:creation-date>
    <dc:date>2025-12-03T17:44:02.580963013</dc:date>
    <meta:editing-duration>PT21M2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57" meta:word-count="520" meta:character-count="2984" meta:non-whitespace-character-count="2570"/>
  </office:meta>
</office:document-meta>
</file>